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2" svg:font-family="'Palatino Linotype'"/>
    <style:font-face style:name="Rachana" svg:font-family="Rachana"/>
    <style:font-face style:name="apple-system" svg:font-family="apple-system, BlinkMacSystemFont, 'Segoe UI', Roboto, 'Helvetica Neue', Arial, sans-serif, 'Apple Color Emoji', 'Segoe UI Emoji', 'Segoe UI Symbol'"/>
    <style:font-face style:name="Manjari Bold" svg:font-family="'Manjari Bold'" style:font-pitch="variable"/>
    <style:font-face style:name="Manjari Bold1" svg:font-family="'Manjari Bold'" style:font-adornments="Bold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Palatino Linotype1" svg:font-family="'Palatino Linotype'" style:font-family-generic="system" style:font-pitch="variable"/>
  </office:font-face-decls>
  <office:automatic-styles>
    <style:style style:name="Table1" style:family="table">
      <style:table-properties style:width="13.859cm" fo:margin-left="1.439cm" table:align="left"/>
    </style:style>
    <style:style style:name="Table1.A" style:family="table-column">
      <style:table-column-properties style:column-width="3.56cm"/>
    </style:style>
    <style:style style:name="Table1.B" style:family="table-column">
      <style:table-column-properties style:column-width="10.299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Manjari Bold1" fo:font-size="14pt" fo:letter-spacing="normal" fo:font-weight="bold" officeooo:rsid="00143068" officeooo:paragraph-rsid="00143068" style:font-size-asian="14pt" style:font-weight-asian="bold" style:font-name-complex="Manjari Bold1" style:font-size-complex="14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Manjari Bold1" fo:font-size="14pt" fo:letter-spacing="normal" fo:font-weight="bold" officeooo:rsid="00147b4d" officeooo:paragraph-rsid="00147b4d" style:font-size-asian="14pt" style:font-weight-asian="bold" style:font-name-complex="Manjari Bold1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Manjari Bold1" fo:font-size="14pt" fo:letter-spacing="normal" fo:font-weight="bold" officeooo:rsid="001512d7" officeooo:paragraph-rsid="001512d7" style:font-size-asian="14pt" style:font-weight-asian="bold" style:font-name-complex="Manjari Bold1" style:font-size-complex="14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Manjari Bold1" fo:font-size="14pt" fo:letter-spacing="normal" fo:font-weight="bold" officeooo:rsid="001703b7" officeooo:paragraph-rsid="001703b7" style:font-size-asian="14pt" style:font-weight-asian="bold" style:font-name-complex="Manjari Bold1" style:font-size-complex="14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Manjari Bold1" fo:font-size="20pt" fo:letter-spacing="normal" style:text-underline-style="solid" style:text-underline-width="auto" style:text-underline-color="font-color" style:font-size-asian="20pt" style:font-name-complex="Manjari Bold1" style:font-size-complex="20pt" style:font-style-complex="normal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Manjari Bold1" fo:letter-spacing="normal" style:font-name-complex="Manjari Bold1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Manjari Bold1" fo:letter-spacing="normal" officeooo:rsid="00143068" officeooo:paragraph-rsid="00143068" style:font-name-complex="Manjari Bold1" style:font-size-complex="12pt" style:font-style-complex="normal" style:font-weight-complex="bold"/>
    </style:style>
    <style:style style:name="P8" style:family="paragraph" style:parent-style-name="Standard">
      <style:paragraph-properties fo:margin-left="0cm" fo:margin-right="3.6cm" fo:margin-top="0.123cm" fo:margin-bottom="0cm" loext:contextual-spacing="false" fo:text-align="center" style:justify-single-word="false" fo:orphans="2" fo:widows="2" fo:text-indent="0cm" style:auto-text-indent="false" style:punctuation-wrap="hanging" style:writing-mode="lr-tb"/>
      <style:text-properties fo:font-variant="normal" fo:text-transform="none" fo:color="#212529" style:font-name="Manjari Bold1" fo:letter-spacing="normal" officeooo:paragraph-rsid="00143068" style:font-name-complex="Manjari Bold1"/>
    </style:style>
    <style:style style:name="P9" style:family="paragraph" style:parent-style-name="List_20_Paragraph" style:list-style-name="WWNum10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4pt" fo:letter-spacing="normal" fo:font-weight="bold" officeooo:rsid="00143068" officeooo:paragraph-rsid="001703b7" style:font-size-asian="14pt" style:font-weight-asian="bold" style:font-name-complex="apple-system" style:font-size-complex="14pt" style:font-style-complex="normal" style:font-weight-complex="bold"/>
    </style:style>
    <style:style style:name="P10" style:family="paragraph" style:parent-style-name="List_20_Paragraph" style:list-style-name="WWNum10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4pt" fo:letter-spacing="normal" fo:font-weight="bold" officeooo:rsid="00147b4d" officeooo:paragraph-rsid="001703b7" style:font-size-asian="14pt" style:font-weight-asian="bold" style:font-size-complex="14pt" style:font-weight-complex="bold"/>
    </style:style>
    <style:style style:name="P11" style:family="paragraph" style:parent-style-name="List_20_Paragraph" style:list-style-name="WWNum10">
      <style:paragraph-properties fo:margin-left="0cm" fo:margin-right="0cm" fo:margin-top="0cm" fo:margin-bottom="0.212cm" loext:contextual-spacing="true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4pt" fo:letter-spacing="normal" fo:font-weight="bold" officeooo:rsid="00143068" officeooo:paragraph-rsid="001703b7" style:font-size-asian="14pt" style:font-weight-asian="bold" style:font-name-complex="apple-system" style:font-size-complex="14pt" style:font-style-complex="normal" style:font-weight-complex="bold"/>
    </style:style>
    <style:style style:name="P12" style:family="paragraph" style:parent-style-name="List_20_Paragraph" style:list-style-name="WWNum10">
      <style:paragraph-properties fo:margin-left="0cm" fo:margin-right="0cm" fo:margin-top="0cm" fo:margin-bottom="0.212cm" loext:contextual-spacing="true" fo:text-align="justify" style:justify-single-word="false" fo:orphans="2" fo:widows="2" fo:text-indent="0cm" style:auto-text-indent="false"/>
      <style:text-properties fo:font-variant="normal" fo:text-transform="none" fo:color="#212529" style:font-name="Times New Roman" fo:font-size="14pt" fo:letter-spacing="normal" fo:font-weight="bold" officeooo:rsid="00147b4d" officeooo:paragraph-rsid="001703b7" style:font-size-asian="14pt" style:font-weight-asian="bold" style:font-size-complex="14pt" style:font-weight-complex="bold"/>
    </style:style>
    <style:style style:name="P13" style:family="paragraph" style:parent-style-name="List_20_Paragraph" style:list-style-name="WWNum10">
      <style:paragraph-properties fo:margin-left="0cm" fo:margin-right="0cm" fo:margin-top="0cm" fo:margin-bottom="0.212cm" loext:contextual-spacing="true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4pt" fo:letter-spacing="normal" fo:font-weight="bold" officeooo:rsid="00147b4d" officeooo:paragraph-rsid="001703b7" style:font-size-asian="14pt" style:font-weight-asian="bold" style:font-size-complex="14pt" style:font-weight-complex="bold"/>
    </style:style>
    <style:style style:name="T1" style:family="text">
      <style:text-properties style:font-style-complex="normal"/>
    </style:style>
    <style:style style:name="T2" style:family="text">
      <style:text-properties style:font-name="Times New Roman" fo:font-size="15pt" style:font-size-asian="15pt" style:font-name-complex="apple-system" style:font-size-complex="12pt" style:font-style-complex="normal" style:font-weight-complex="bold"/>
    </style:style>
    <style:style style:name="T3" style:family="text">
      <style:text-properties style:font-name="Times New Roman" fo:font-size="15pt" style:text-underline-style="solid" style:text-underline-width="auto" style:text-underline-color="font-color" fo:font-weight="bold" style:font-size-asian="15pt" style:font-weight-asian="bold" style:font-name-complex="apple-system" style:font-size-complex="12pt" style:font-style-complex="normal" style:font-weight-complex="bold"/>
    </style:style>
    <style:style style:name="T4" style:family="text">
      <style:text-properties style:font-name="Times New Roman" fo:font-size="12pt" fo:font-weight="normal" style:font-size-asian="12pt" style:font-weight-asian="normal" style:font-size-complex="12pt"/>
    </style:style>
    <style:style style:name="T5" style:family="text">
      <style:text-properties style:font-name="Manjari Bold"/>
    </style:style>
    <style:style style:name="T6" style:family="text">
      <style:text-properties style:font-name="Manjari Bold" fo:font-size="12pt" fo:font-weight="normal" style:font-size-asian="12pt" style:font-weight-asian="normal" style:font-size-complex="12pt"/>
    </style:style>
    <style:style style:name="T7" style:family="text">
      <style:text-properties style:font-name="Manjari Bold" fo:font-size="14pt" style:font-size-asian="14pt" style:font-size-complex="14pt"/>
    </style:style>
    <style:style style:name="T8" style:family="text">
      <style:text-properties style:font-name="Manjari Bold" fo:font-size="14pt" fo:font-weight="normal" style:font-size-asian="14pt" style:font-weight-asian="normal" style:font-size-complex="14pt"/>
    </style:style>
    <style:style style:name="T9" style:family="text">
      <style:text-properties style:font-name="Manjari Bold" fo:font-weight="normal" style:font-weight-asian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normal" style:font-size-asian="14pt" style:font-weight-asian="normal" style:font-size-complex="14pt"/>
    </style:style>
    <style:style style:name="T12" style:family="text">
      <style:text-properties style:font-name="Manjari Bold1"/>
    </style:style>
    <style:style style:name="T13" style:family="text">
      <style:text-properties style:font-name="Manjari Bold1" fo:font-size="14pt" style:font-size-asian="14pt" style:font-size-complex="14pt"/>
    </style:style>
    <style:style style:name="T14" style:family="text">
      <style:text-properties style:font-name="Manjari Bold1" fo:font-size="14pt" style:font-size-asian="14pt" style:font-name-complex="Manjari Bold1" style:font-size-complex="14pt"/>
    </style:style>
    <style:style style:name="T15" style:family="text">
      <style:text-properties style:font-name="Manjari Bold1" fo:font-size="14pt" fo:font-weight="normal" style:font-size-asian="14pt" style:font-weight-asian="normal" style:font-size-complex="14pt"/>
    </style:style>
    <style:style style:name="T16" style:family="text">
      <style:text-properties style:font-name="Manjari Bold1" fo:font-size="14pt" fo:font-weight="normal" style:font-size-asian="14pt" style:font-weight-asian="normal" style:font-name-complex="Manjari Bold1" style:font-size-complex="14pt"/>
    </style:style>
    <style:style style:name="T17" style:family="text">
      <style:text-properties fo:font-size="15pt" style:font-size-asian="15pt" style:font-size-complex="12pt" style:font-style-complex="normal" style:font-weight-complex="bold"/>
    </style:style>
    <style:style style:name="T18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2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ടീം സെലക്ഷന്‍ നടത്തുന്ന ഇനങ്ങള്‍</text:p>
      <text:p text:style-name="P8"><text:span text:style-name="T17"><text:s text:c="17"/></text:span><text:span text:style-name="T18">APPENDIX- II</text:span>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Sl No</text:p>
          </table:table-cell>
          <table:table-cell table:style-name="Table1.B1" office:value-type="string">
            <text:p text:style-name="P1">Event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B2" office:value-type="string">
            <text:list xml:id="list94455442" text:style-name="WWNum10">
              <text:list-header>
                <text:p text:style-name="P9"><text:span text:style-name="Body_20_text_20__28_2_29_"><text:span text:style-name="T12">Badminton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B2" office:value-type="string">
            <text:list xml:id="list203323541049632" text:continue-numbering="true" text:style-name="WWNum10">
              <text:list-header>
                <text:p text:style-name="P11"><text:span text:style-name="Body_20_text_20__28_2_29_"><text:span text:style-name="T12">Tennis<text:tab/>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B2" office:value-type="string">
            <text:list xml:id="list203323617944430" text:continue-numbering="true" text:style-name="WWNum10">
              <text:list-header>
                <text:p text:style-name="P10"><text:span text:style-name="Body_20_text_20__28_2_29_"><text:span text:style-name="T12">Table Tennis<text:tab/>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B2" office:value-type="string">
            <text:list xml:id="list203324848495096" text:continue-numbering="true" text:style-name="WWNum10">
              <text:list-header>
                <text:p text:style-name="P13"><text:span text:style-name="Body_20_text_20__28_2_29_"><text:span text:style-name="T12">Ball badminton<text:tab/>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B2" office:value-type="string">
            <text:list xml:id="list203323340671994" text:continue-numbering="true" text:style-name="WWNum10">
              <text:list-header>
                <text:p text:style-name="P13"><text:span text:style-name="Body_20_text_20__28_2_29_"><text:span text:style-name="T12">Basketball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B2" office:value-type="string">
            <text:list xml:id="list203324513176025" text:continue-numbering="true" text:style-name="WWNum10">
              <text:list-header>
                <text:p text:style-name="P13"><text:span text:style-name="Body_20_text_20__28_2_29_"><text:span text:style-name="T12">Volleyball<text:tab/>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B2" office:value-type="string">
            <text:list xml:id="list203324271024414" text:continue-numbering="true" text:style-name="WWNum10">
              <text:list-header>
                <text:p text:style-name="P13"><text:span text:style-name="Body_20_text_20__28_2_29_"><text:span text:style-name="T12">Handball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B2" office:value-type="string">
            <text:list xml:id="list203323810753634" text:continue-numbering="true" text:style-name="WWNum10">
              <text:list-header>
                <text:p text:style-name="P13"><text:span text:style-name="Body_20_text_20__28_2_29_"><text:span text:style-name="T12">Hockey<text:tab/>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B2" office:value-type="string">
            <text:list xml:id="list203323953592793" text:continue-numbering="true" text:style-name="WWNum10">
              <text:list-header>
                <text:p text:style-name="P13"><text:span text:style-name="Body_20_text_20__28_2_29_"><text:span text:style-name="T12">Kho-Kho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B2" office:value-type="string">
            <text:list xml:id="list203325108000980" text:continue-numbering="true" text:style-name="WWNum10">
              <text:list-header>
                <text:p text:style-name="P13"><text:span text:style-name="Body_20_text_20__28_2_29_"><text:span text:style-name="T12">Kabaddi<text:tab/>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B2" office:value-type="string">
            <text:list xml:id="list203324737361065" text:continue-numbering="true" text:style-name="WWNum10">
              <text:list-header>
                <text:p text:style-name="P13"><text:span text:style-name="Body_20_text_20__28_2_29_"><text:span text:style-name="T12">Football<text:tab/>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4">12</text:p>
          </table:table-cell>
          <table:table-cell table:style-name="Table1.B2" office:value-type="string">
            <text:list xml:id="list203323332220502" text:continue-numbering="true" text:style-name="WWNum10">
              <text:list-header>
                <text:p text:style-name="P13"><text:span text:style-name="Body_20_text_20__28_2_29_"><text:span text:style-name="T12">Cricket<text:tab/>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4">13</text:p>
          </table:table-cell>
          <table:table-cell table:style-name="Table1.B2" office:value-type="string">
            <text:list xml:id="list203324272722481" text:continue-numbering="true" text:style-name="WWNum10">
              <text:list-item>
                <text:list>
                  <text:list-item>
                    <text:list>
                      <text:list-header>
                        <text:p text:style-name="P12"><text:span text:style-name="Body_20_text_20__28_2_29_"><text:span text:style-name="T12">Water Polo</text:span></text:span>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P4">14</text:p>
          </table:table-cell>
          <table:table-cell table:style-name="Table1.B2" office:value-type="string">
            <text:list xml:id="list203324904305527" text:continue-numbering="true" text:style-name="WWNum10">
              <text:list-header>
                <text:p text:style-name="P12"><text:span text:style-name="Body_20_text_20__28_2_29_"><text:span text:style-name="T12">Netball<text:tab/>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4">15</text:p>
          </table:table-cell>
          <table:table-cell table:style-name="Table1.B2" office:value-type="string">
            <text:list xml:id="list203323451650618" text:continue-numbering="true" text:style-name="WWNum10">
              <text:list-header>
                <text:p text:style-name="P12"><text:span text:style-name="Body_20_text_20__28_2_29_"><text:span text:style-name="T12">Softball<text:tab/>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4">16</text:p>
          </table:table-cell>
          <table:table-cell table:style-name="Table1.B2" office:value-type="string">
            <text:list xml:id="list203323293128031" text:continue-numbering="true" text:style-name="WWNum10">
              <text:list-header>
                <text:p text:style-name="P12"><text:span text:style-name="Body_20_text_20__28_2_29_"><text:span text:style-name="T12">Tenni koit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4">17</text:p>
          </table:table-cell>
          <table:table-cell table:style-name="Table1.B2" office:value-type="string">
            <text:list xml:id="list203324221834412" text:continue-numbering="true" text:style-name="WWNum10">
              <text:list-header>
                <text:p text:style-name="P12"><text:span text:style-name="Body_20_text_20__28_2_29_"><text:span text:style-name="T12">Throw ball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4">18</text:p>
          </table:table-cell>
          <table:table-cell table:style-name="Table1.B2" office:value-type="string">
            <text:list xml:id="list203325057074692" text:continue-numbering="true" text:style-name="WWNum10">
              <text:list-header>
                <text:p text:style-name="P12"><text:span text:style-name="Body_20_text_20__28_2_29_"><text:span text:style-name="T12">Baseball<text:tab/>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4">19</text:p>
          </table:table-cell>
          <table:table-cell table:style-name="Table1.B2" office:value-type="string">
            <text:list xml:id="list203324296878238" text:continue-numbering="true" text:style-name="WWNum10">
              <text:list-header>
                <text:p text:style-name="P12"><text:span text:style-name="Body_20_text_20__28_2_29_"><text:span text:style-name="T12">Sepak Takraw<text:tab/>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4">20</text:p>
          </table:table-cell>
          <table:table-cell table:style-name="Table1.B2" office:value-type="string">
            <text:list xml:id="list203323604587279" text:continue-numbering="true" text:style-name="WWNum10">
              <text:list-header>
                <text:p text:style-name="P12"><text:span text:style-name="Body_20_text_20__28_2_29_"><text:span text:style-name="T12">Tug of War</text:span></text:span></text:p>
              </text:list-header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 Linotype2" svg:font-family="'Palatino Linotype'"/>
    <style:font-face style:name="Rachana" svg:font-family="Rachana"/>
    <style:font-face style:name="apple-system" svg:font-family="apple-system, BlinkMacSystemFont, 'Segoe UI', Roboto, 'Helvetica Neue', Arial, sans-serif, 'Apple Color Emoji', 'Segoe UI Emoji', 'Segoe UI Symbol'"/>
    <style:font-face style:name="Manjari Bold" svg:font-family="'Manjari Bold'" style:font-pitch="variable"/>
    <style:font-face style:name="Manjari Bold1" svg:font-family="'Manjari Bold'" style:font-adornments="Bold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Palatino Linotype1" svg:font-family="'Palatino Linotyp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WWNum10">
      <style:paragraph-properties fo:margin-left="1.27cm" fo:margin-right="0cm" fo:margin-top="0cm" fo:margin-bottom="0.212cm" loext:contextual-spacing="true" fo:line-height="150%" fo:text-align="justify" style:justify-single-word="false" fo:text-indent="0cm" style:auto-text-indent="false"/>
    </style:style>
    <style:style style:name="Default_20_Paragraph_20_Font" style:display-name="Default Paragraph Font" style:family="text"/>
    <style:style style:name="Body_20_text_20__28_2_29__5f_" style:display-name="Body text (2)_" style:family="text" style:parent-style-name="Default_20_Paragraph_20_Font">
      <style:text-properties fo:font-variant="normal" fo:text-transform="none" style:text-line-through-style="none" style:text-line-through-type="none" style:font-name="Palatino Linotype" fo:font-family="'Palatino Linotype'" style:font-family-generic="roman" style:font-pitch="variable" fo:font-size="14.5pt" fo:letter-spacing="normal" fo:font-style="normal" style:text-underline-style="none" fo:font-weight="bold" style:font-name-asian="Palatino Linotype1" style:font-family-asian="'Palatino Linotype'" style:font-family-generic-asian="system" style:font-pitch-asian="variable" style:font-size-asian="14.5pt" style:font-style-asian="normal" style:font-weight-asian="bold" style:font-name-complex="Palatino Linotype2" style:font-family-complex="'Palatino Linotype'" style:font-size-complex="14.5pt" style:font-style-complex="normal" style:font-weight-complex="bold"/>
    </style:style>
    <style:style style:name="Body_20_text_20__28_2_29_" style:display-name="Body text (2)" style:family="text" style:parent-style-name="Body_20_text_20__28_2_29__5f_">
      <style:text-properties fo:font-variant="normal" fo:text-transform="none" fo:color="#000000" style:text-line-through-style="none" style:text-line-through-type="none" style:font-name="Palatino Linotype" fo:font-family="'Palatino Linotype'" style:font-family-generic="roman" style:font-pitch="variable" fo:font-size="14.5pt" fo:letter-spacing="normal" fo:language="en" fo:country="US" fo:font-style="normal" style:text-underline-style="none" fo:font-weight="bold" style:font-name-asian="Palatino Linotype1" style:font-family-asian="'Palatino Linotype'" style:font-family-generic-asian="system" style:font-pitch-asian="variable" style:font-size-asian="14.5pt" style:font-style-asian="normal" style:font-weight-asian="bold" style:font-name-complex="Palatino Linotype2" style:font-family-complex="'Palatino Linotype'" style:font-size-complex="14.5pt" style:font-style-complex="normal" style:font-weight-complex="bold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7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0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57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1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38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6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9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0:08:25.770817865</meta:creation-date>
    <dc:date>2020-05-06T20:33:22.866720088</dc:date>
    <meta:editing-duration>PT9M36S</meta:editing-duration>
    <meta:editing-cycles>4</meta:editing-cycles>
    <meta:generator>LibreOffice/6.1.5.2$Linux_X86_64 LibreOffice_project/90f8dcf33c87b3705e78202e3df5142b201bd805</meta:generator>
    <meta:document-statistic meta:table-count="1" meta:image-count="0" meta:object-count="0" meta:page-count="1" meta:paragraph-count="44" meta:word-count="59" meta:character-count="279" meta:non-whitespace-character-count="237"/>
  </office:meta>
</office:document-meta>
</file>